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list-style-name="LFO1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1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list-style-name="LFO1" style:family="paragraph"/>
    <style:style style:name="P21" style:parent-style-name="Standard" style:list-style-name="LFO4" style:family="paragraph"/>
    <style:style style:name="P22" style:parent-style-name="Standard" style:list-style-name="LFO4" style:family="paragraph"/>
    <style:style style:name="P23" style:parent-style-name="Standard" style:list-style-name="LFO4" style:family="paragraph"/>
    <style:style style:name="P24" style:parent-style-name="Standard" style:list-style-name="LFO1" style:family="paragraph"/>
    <style:style style:name="P25" style:parent-style-name="Standard" style:list-style-name="LFO5" style:family="paragraph"/>
    <style:style style:name="P26" style:parent-style-name="Standard" style:list-style-name="LFO5" style:family="paragraph"/>
    <style:style style:name="P27" style:parent-style-name="Standard" style:list-style-name="LFO5" style:family="paragraph"/>
    <style:style style:name="P28" style:parent-style-name="Standard" style:list-style-name="LFO1" style:family="paragraph"/>
    <style:style style:name="P29" style:parent-style-name="Standard" style:list-style-name="LFO6" style:family="paragraph"/>
    <style:style style:name="P30" style:parent-style-name="Standard" style:list-style-name="LFO6" style:family="paragraph"/>
    <style:style style:name="P31" style:parent-style-name="Standard" style:list-style-name="LFO6" style:family="paragraph"/>
    <style:style style:name="P32" style:parent-style-name="Standard" style:list-style-name="LFO6" style:family="paragraph"/>
    <style:style style:name="P33" style:parent-style-name="Standard" style:list-style-name="LFO1" style:family="paragraph"/>
    <style:style style:name="P34" style:parent-style-name="Standard" style:list-style-name="LFO7" style:family="paragraph"/>
    <style:style style:name="P35" style:parent-style-name="Standard" style:list-style-name="LFO7" style:family="paragraph"/>
    <style:style style:name="P36" style:parent-style-name="Standard" style:list-style-name="LFO7" style:family="paragraph"/>
    <style:style style:name="P37" style:parent-style-name="Standard" style:list-style-name="LFO7" style:family="paragraph"/>
    <style:style style:name="P38" style:parent-style-name="Standard" style:list-style-name="LFO1" style:family="paragraph"/>
    <style:style style:name="P39" style:parent-style-name="Standard" style:list-style-name="LFO8" style:family="paragraph"/>
    <style:style style:name="P40" style:parent-style-name="Standard" style:list-style-name="LFO8" style:family="paragraph"/>
    <style:style style:name="P41" style:parent-style-name="Standard" style:list-style-name="LFO8" style:family="paragraph"/>
    <style:style style:name="P42" style:parent-style-name="Standard" style:list-style-name="LFO1" style:family="paragraph"/>
    <style:style style:name="P43" style:parent-style-name="Standard" style:list-style-name="LFO9" style:family="paragraph"/>
    <style:style style:name="P44" style:parent-style-name="Standard" style:list-style-name="LFO9" style:family="paragraph"/>
    <style:style style:name="P45" style:parent-style-name="Standard" style:list-style-name="LFO9" style:family="paragraph"/>
    <style:style style:name="P46" style:parent-style-name="Standard" style:list-style-name="LFO9" style:family="paragraph"/>
    <style:style style:name="P47" style:parent-style-name="Standard" style:list-style-name="LFO1" style:family="paragraph"/>
    <style:style style:name="P48" style:parent-style-name="Standard" style:list-style-name="LFO10" style:family="paragraph"/>
    <style:style style:name="P49" style:parent-style-name="Standard" style:list-style-name="LFO10" style:family="paragraph"/>
    <style:style style:name="P50" style:parent-style-name="Standard" style:list-style-name="LFO10" style:family="paragraph"/>
    <style:style style:name="P51" style:parent-style-name="Standard" style:list-style-name="LFO10" style:family="paragraph"/>
    <style:style style:name="P52" style:parent-style-name="Standard" style:list-style-name="LFO1" style:family="paragraph"/>
    <style:style style:name="P53" style:parent-style-name="Standard" style:list-style-name="LFO11" style:family="paragraph"/>
    <style:style style:name="P54" style:parent-style-name="Standard" style:list-style-name="LFO11" style:family="paragraph"/>
    <style:style style:name="P55" style:parent-style-name="Standard" style:list-style-name="LFO11" style:family="paragraph"/>
    <style:style style:name="P56" style:parent-style-name="Standard" style:list-style-name="LFO11" style:family="paragraph"/>
    <style:style style:name="P57" style:parent-style-name="Standard" style:list-style-name="LFO11" style:family="paragraph"/>
    <style:style style:name="P58" style:parent-style-name="Standard" style:list-style-name="LFO11" style:family="paragraph"/>
    <style:style style:name="P59" style:parent-style-name="Standard" style:list-style-name="LFO1" style:family="paragraph"/>
    <style:style style:name="P60" style:parent-style-name="Standard" style:list-style-name="LFO12" style:family="paragraph"/>
    <style:style style:name="P61" style:parent-style-name="Standard" style:list-style-name="LFO12" style:family="paragraph"/>
    <style:style style:name="P62" style:parent-style-name="Standard" style:list-style-name="LFO12" style:family="paragraph"/>
    <style:style style:name="P63" style:parent-style-name="Standard" style:list-style-name="LFO12" style:family="paragraph"/>
    <style:style style:name="P64" style:parent-style-name="Standard" style:list-style-name="LFO1" style:family="paragraph"/>
    <style:style style:name="P65" style:parent-style-name="Standard" style:list-style-name="LFO13" style:family="paragraph"/>
    <style:style style:name="P66" style:parent-style-name="Standard" style:list-style-name="LFO13" style:family="paragraph"/>
    <style:style style:name="P67" style:parent-style-name="Standard" style:list-style-name="LFO13" style:family="paragraph"/>
    <style:style style:name="P68" style:parent-style-name="Standard" style:list-style-name="LFO1" style:family="paragraph"/>
    <style:style style:name="P69" style:parent-style-name="Standard" style:list-style-name="LFO14" style:family="paragraph"/>
    <style:style style:name="P70" style:parent-style-name="Standard" style:list-style-name="LFO14" style:family="paragraph"/>
    <style:style style:name="P71" style:parent-style-name="Standard" style:list-style-name="LFO14" style:family="paragraph"/>
    <style:style style:name="P72" style:parent-style-name="Standard" style:list-style-name="LFO14" style:family="paragraph"/>
    <style:style style:name="P73" style:parent-style-name="Standard" style:list-style-name="LFO1" style:family="paragraph"/>
    <style:style style:name="P74" style:parent-style-name="Standard" style:list-style-name="LFO15" style:family="paragraph"/>
    <style:style style:name="P75" style:parent-style-name="Standard" style:list-style-name="LFO15" style:family="paragraph"/>
    <style:style style:name="P76" style:parent-style-name="Standard" style:list-style-name="LFO15" style:family="paragraph"/>
    <style:style style:name="P77" style:parent-style-name="Standard" style:list-style-name="LFO15" style:family="paragraph"/>
    <style:style style:name="P78" style:parent-style-name="Standard" style:list-style-name="LFO15" style:family="paragraph"/>
    <style:style style:name="P79" style:parent-style-name="Standard" style:list-style-name="LFO1" style:family="paragraph"/>
    <style:style style:name="P80" style:parent-style-name="Standard" style:list-style-name="LFO16" style:family="paragraph"/>
  </office:automatic-styles>
  <office:body>
    <office:text text:use-soft-page-breaks="true">
      <text:p text:style-name="P1">Storymap Outline</text:p>
      <text:p text:style-name="P2"/>
      <text:p text:style-name="P3">Focus<text:s/>–<text:s/>Recreation</text:p>
      <text:p text:style-name="P4"/>
      <text:p text:style-name="P5">Park<text:s/>–<text:s/>Zion National Park, Captiol Reef National Park, Arches National Park</text:p>
      <text:p text:style-name="P6"/>
      <text:p text:style-name="P7">Some of my group has already started on a storymap, which can be found here:</text:p>
      <text:p text:style-name="P8"><text:a xlink:href="https://storymaps.arcgis.com/stories/9065c871ae9f45468104a5b94d98b0d0" office:target-frame-name="_top" xlink:show="replace"><text:span text:style-name="Hyperlink">https://storymaps.arcgis.com/stories/9065c871ae9f45468104a5b94d98b0d0</text:span></text:a></text:p>
      <text:p text:style-name="P9"/>
      <text:p text:style-name="P10">We will modify it to fit the guidelines as necessary. This is my original outline from before the extended Spring Break.</text:p>
      <text:p text:style-name="P11"/>
      <text:p text:style-name="Standard">Slides:</text:p>
      <text:list text:style-name="LFO1" text:continue-numbering="true">
        <text:list-item>
          <text:p text:style-name="P12">Intro Slide</text:p>
        </text:list-item>
      </text:list>
      <text:list text:style-name="LFO2" text:continue-numbering="true">
        <text:list-item>
          <text:list>
            <text:list-item>
              <text:p text:style-name="P13">Picture/map<text:s/>of park</text:p>
            </text:list-item>
            <text:list-item>
              <text:p text:style-name="P14">Short description of park location, features, and 1-2 sentence history</text:p>
            </text:list-item>
            <text:list-item>
              <text:p text:style-name="P15">Couple of sentences detailing what the reader can expect from the<text:s/>storymap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6">General Info Slide</text:p>
        </text:list-item>
      </text:list>
      <text:list text:style-name="LFO3" text:continue-numbering="true">
        <text:list-item>
          <text:p text:style-name="P17">Map on this slide outlining park</text:p>
        </text:list-item>
        <text:list-item>
          <text:p text:style-name="P18">Describe attractiveness of park (why they’d want to go here)</text:p>
        </text:list-item>
        <text:list-item>
          <text:p text:style-name="P19">List the activities the later slides will detail</text:p>
        </text:list-item>
      </text:list>
      <text:p text:style-name="Standard"/>
      <text:list text:style-name="LFO1" text:continue-numbering="true">
        <text:list-item>
          <text:p text:style-name="P20">Hike Slide 1</text:p>
        </text:list-item>
      </text:list>
      <text:list text:style-name="LFO4" text:continue-numbering="true">
        <text:list-item>
          <text:p text:style-name="P21">Map of trail + plus pins at points of interest (bathrooms, sightseeing, waste disposal)</text:p>
        </text:list-item>
        <text:list-item>
          <text:p text:style-name="P22">Short psychographic description of trail (what kind of person this trail would attract)</text:p>
        </text:list-item>
        <text:list-item>
          <text:p text:style-name="P23">Describe difficulty, elevation, terrain</text:p>
        </text:list-item>
      </text:list>
      <text:p text:style-name="Standard"/>
      <text:list text:style-name="LFO1" text:continue-numbering="true">
        <text:list-item>
          <text:p text:style-name="P24">Hike Slide 2</text:p>
        </text:list-item>
      </text:list>
      <text:list text:style-name="LFO5" text:continue-numbering="true">
        <text:list-item>
          <text:p text:style-name="P25">Map of trail + plus pins at points of interest (bathrooms, sightseeing, waste disposal)</text:p>
        </text:list-item>
        <text:list-item>
          <text:p text:style-name="P26">Short psychographic description of trail (what kind of person this trail would attract)</text:p>
        </text:list-item>
        <text:list-item>
          <text:p text:style-name="P27">Describe difficulty, elevation, terrain</text:p>
        </text:list-item>
      </text:list>
      <text:p text:style-name="Standard"/>
      <text:list text:style-name="LFO1" text:continue-numbering="true">
        <text:list-item>
          <text:p text:style-name="P28">Climb Slide 1</text:p>
        </text:list-item>
      </text:list>
      <text:list text:style-name="LFO6" text:continue-numbering="true">
        <text:list-item>
          <text:p text:style-name="P29">Topographic picture of the climb, hopefully has some markings</text:p>
        </text:list-item>
        <text:list-item>
          <text:p text:style-name="P30">Describe the climb difficulty, maybe also talk about recommended equipment and experience</text:p>
        </text:list-item>
        <text:list-item>
          <text:p text:style-name="P31">Describe the elevation of the climb and surfaces</text:p>
        </text:list-item>
        <text:list-item>
          <text:p text:style-name="P32">1-2 sentences of what makes the climb worthwhile</text:p>
        </text:list-item>
      </text:list>
      <text:p text:style-name="Standard"/>
      <text:list text:style-name="LFO1" text:continue-numbering="true">
        <text:list-item>
          <text:p text:style-name="P33">Climb Slide 2</text:p>
        </text:list-item>
      </text:list>
      <text:list text:style-name="LFO7" text:continue-numbering="true">
        <text:list-item>
          <text:p text:style-name="P34">Topographic picture of the climb</text:p>
        </text:list-item>
        <text:list-item>
          <text:p text:style-name="P35">Description of the climb’s difficulty with equipment recommendations</text:p>
        </text:list-item>
        <text:list-item>
          <text:p text:style-name="P36">Describe the climb elevation and rock surfaces</text:p>
        </text:list-item>
        <text:list-item>
          <text:p text:style-name="P37">Couple sentences on why you should make this climb</text:p>
        </text:list-item>
      </text:list>
      <text:p text:style-name="Standard"/>
      <text:soft-page-break/>
      <text:list text:style-name="LFO1" text:continue-numbering="true">
        <text:list-item>
          <text:p text:style-name="P38">Snow Activities Slide</text:p>
        </text:list-item>
      </text:list>
      <text:list text:style-name="LFO8" text:continue-numbering="true">
        <text:list-item>
          <text:p text:style-name="P39">Map of ski/snowboard trails plus lifts</text:p>
        </text:list-item>
        <text:list-item>
          <text:p text:style-name="P40">List of trails</text:p>
        </text:list-item>
        <text:list-item>
          <text:p text:style-name="P41">List of amenities (lodges/shops)</text:p>
        </text:list-item>
      </text:list>
      <text:p text:style-name="Standard"/>
      <text:list text:style-name="LFO1" text:continue-numbering="true">
        <text:list-item>
          <text:p text:style-name="P42">Wildlife Slide</text:p>
        </text:list-item>
      </text:list>
      <text:list text:style-name="LFO9" text:continue-numbering="true">
        <text:list-item>
          <text:p text:style-name="P43">Picture of birds and<text:s/>mammals found in the park</text:p>
        </text:list-item>
        <text:list-item>
          <text:p text:style-name="P44">Info for about the wildlife found in the park</text:p>
        </text:list-item>
        <text:list-item>
          <text:p text:style-name="P45">Info for birdwatchers and other types of recreational wildlife viewing</text:p>
        </text:list-item>
        <text:list-item>
          <text:p text:style-name="P46">Cautionary info for dangerous animals (bears, wolves)</text:p>
        </text:list-item>
      </text:list>
      <text:p text:style-name="Standard"/>
      <text:list text:style-name="LFO1" text:continue-numbering="true">
        <text:list-item>
          <text:p text:style-name="P47">Fishing Slide</text:p>
        </text:list-item>
      </text:list>
      <text:list text:style-name="LFO10" text:continue-numbering="true">
        <text:list-item>
          <text:p text:style-name="P48">Map of the fishing area</text:p>
        </text:list-item>
        <text:list-item>
          <text:p text:style-name="P49">Describe the area, whether it’s a lake or a river</text:p>
        </text:list-item>
        <text:list-item>
          <text:p text:style-name="P50">List of fish that can be found in this area</text:p>
        </text:list-item>
        <text:list-item>
          <text:p text:style-name="P51">Give important info such as licensing, time/weight restrictions, ease of access to area</text:p>
        </text:list-item>
      </text:list>
      <text:p text:style-name="Standard"/>
      <text:list text:style-name="LFO1" text:continue-numbering="true">
        <text:list-item>
          <text:p text:style-name="P52">Offroading Slide</text:p>
        </text:list-item>
      </text:list>
      <text:list text:style-name="LFO11" text:continue-numbering="true">
        <text:list-item>
          <text:p text:style-name="P53">Map and pictures of offroading trail</text:p>
        </text:list-item>
        <text:list-item>
          <text:p text:style-name="P54">Describe difficulty, distance,<text:s/>elevation, and terrain</text:p>
        </text:list-item>
        <text:list-item>
          <text:p text:style-name="P55">Describe any distinguishing features (mud, water, rocks)</text:p>
        </text:list-item>
        <text:list-item>
          <text:p text:style-name="P56">Describe vehicle recommendations (recommended tires, lifts)</text:p>
        </text:list-item>
        <text:list-item>
          <text:p text:style-name="P57">Describe any restrictions (engine/music levels, pollution)</text:p>
        </text:list-item>
        <text:list-item>
          <text:p text:style-name="P58">Give emergency info in the event of a crash</text:p>
        </text:list-item>
      </text:list>
      <text:p text:style-name="Standard"/>
      <text:list text:style-name="LFO1" text:continue-numbering="true">
        <text:list-item>
          <text:p text:style-name="P59">Signage Info<text:s/>Slide</text:p>
        </text:list-item>
      </text:list>
      <text:list text:style-name="LFO12" text:continue-numbering="true">
        <text:list-item>
          <text:p text:style-name="P60">Picture of important signs or markings</text:p>
        </text:list-item>
        <text:list-item>
          <text:p text:style-name="P61">Describes the meaning of a few important signs</text:p>
        </text:list-item>
        <text:list-item>
          <text:p text:style-name="P62">Talk about what signs a visitor should be aware of</text:p>
        </text:list-item>
        <text:list-item>
          <text:p text:style-name="P63">Also possibly talk about what some things mean on maps (specifically climbing maps)</text:p>
        </text:list-item>
      </text:list>
      <text:p text:style-name="Standard"/>
      <text:list text:style-name="LFO1" text:continue-numbering="true">
        <text:list-item>
          <text:p text:style-name="P64">General Precautions and Advice</text:p>
        </text:list-item>
      </text:list>
      <text:list text:style-name="LFO13" text:continue-numbering="true">
        <text:list-item>
          <text:p text:style-name="P65">This slide will mainly detail general do’s and don’ts of park visits</text:p>
        </text:list-item>
        <text:list-item>
          <text:p text:style-name="P66">Advise visitors to be wary littering, air/water pollution</text:p>
        </text:list-item>
        <text:list-item>
          <text:p text:style-name="P67">Also give info about any predatory animals in the park (don’t leave food out, how not to attract birds/insects)</text:p>
        </text:list-item>
      </text:list>
      <text:p text:style-name="Standard"/>
      <text:list text:style-name="LFO1" text:continue-numbering="true">
        <text:list-item>
          <text:p text:style-name="P68">Rules of<text:s/>the Park</text:p>
        </text:list-item>
      </text:list>
      <text:list text:style-name="LFO14" text:continue-numbering="true">
        <text:list-item>
          <text:p text:style-name="P69">This slide will list some general park rules as well as more specific ones pertaining to the chosen park</text:p>
        </text:list-item>
        <text:list-item>
          <text:p text:style-name="P70">Take pictures and leave only footprints</text:p>
        </text:list-item>
        <text:list-item>
          <text:p text:style-name="P71">Camping rules (fire, food, waste)</text:p>
        </text:list-item>
        <text:list-item>
          <text:p text:style-name="P72">Hunting Restrictions</text:p>
        </text:list-item>
      </text:list>
      <text:p text:style-name="Standard"/>
      <text:list text:style-name="LFO1" text:continue-numbering="true">
        <text:list-item>
          <text:p text:style-name="P73">Outro</text:p>
        </text:list-item>
      </text:list>
      <text:soft-page-break/>
      <text:list text:style-name="LFO15" text:continue-numbering="true">
        <text:list-item>
          <text:p text:style-name="P74">Pictures of the park</text:p>
        </text:list-item>
        <text:list-item>
          <text:p text:style-name="P75">Park websites and other resources</text:p>
        </text:list-item>
        <text:list-item>
          <text:p text:style-name="P76">Thank reader for viewing</text:p>
        </text:list-item>
        <text:list-item>
          <text:p text:style-name="P77">Very brief overview of park highlights</text:p>
        </text:list-item>
        <text:list-item>
          <text:p text:style-name="P78">Tell reader to enjoy their visit</text:p>
        </text:list-item>
      </text:list>
      <text:p text:style-name="Standard"/>
      <text:list text:style-name="LFO1" text:continue-numbering="true">
        <text:list-item>
          <text:p text:style-name="P79">Sources</text:p>
        </text:list-item>
      </text:list>
      <text:list text:style-name="LFO16" text:continue-numbering="true">
        <text:list-item>
          <text:p text:style-name="P80">List of sources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 Regular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Joseph Camacho-Terraz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ph Camacho-Terrazas</dc:creator>
    <meta:creation-date>2020-03-11T17:07:00Z</meta:creation-date>
    <dc:date>2020-04-02T21:58:00Z</dc:date>
    <meta:template xlink:href="Normal" xlink:type="simple"/>
    <meta:editing-cycles>9</meta:editing-cycles>
    <meta:editing-duration>PT4980S</meta:editing-duration>
    <meta:document-statistic meta:page-count="3" meta:paragraph-count="7" meta:word-count="532" meta:character-count="3563" meta:row-count="25" meta:non-whitespace-character-count="3038"/>
  </office:meta>
</office:document-meta>
</file>